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2Dom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startElement( String namespace , String localName , String qName , Attributes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ax2Dom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2Dom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2Dom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comment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2Dom.startEntity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2Dom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Dom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2Dom.endElement( String namespace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Dom.Sax2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2Dom.Sax2Dom( Node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ax2Dom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2Dom.get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